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officeooo:rsid="001f44dc" officeooo:paragraph-rsid="001f44dc" style:font-size-asian="28pt" style:font-weight-asian="bold" style:font-size-complex="28pt" style:font-weight-complex="bold"/>
    </style:style>
    <style:style style:name="P2" style:family="paragraph" style:parent-style-name="Standard">
      <style:paragraph-properties fo:text-align="start" style:justify-single-word="false"/>
      <style:text-properties fo:font-size="12pt" fo:font-weight="normal" officeooo:rsid="001f44dc" officeooo:paragraph-rsid="001f44dc"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21e00a" officeooo:paragraph-rsid="0021e00a" style:font-size-asian="10.5pt" style:font-weight-asian="normal" style:font-size-complex="12pt" style:font-weight-complex="normal"/>
    </style:style>
    <style:style style:name="P4" style:family="paragraph" style:parent-style-name="Standard">
      <style:text-properties officeooo:paragraph-rsid="0021e00a"/>
    </style:style>
    <style:style style:name="P5" style:family="paragraph" style:parent-style-name="Preformatted_20_Text">
      <style:text-properties officeooo:paragraph-rsid="0021e00a"/>
    </style:style>
    <style:style style:name="P6" style:family="paragraph" style:parent-style-name="Preformatted_20_Text">
      <style:paragraph-properties fo:margin-top="0in" fo:margin-bottom="0.1in" style:contextual-spacing="false"/>
      <style:text-properties officeooo:paragraph-rsid="0021e00a"/>
    </style:style>
    <style:style style:name="P7" style:family="paragraph" style:parent-style-name="Standard">
      <style:text-properties officeooo:rsid="0021e00a" officeooo:paragraph-rsid="0021e00a"/>
    </style:style>
    <style:style style:name="P8" style:family="paragraph" style:parent-style-name="Standard">
      <style:text-properties officeooo:paragraph-rsid="0022158d"/>
    </style:style>
    <style:style style:name="P9" style:family="paragraph" style:parent-style-name="Preformatted_20_Text">
      <style:paragraph-properties fo:margin-top="0in" fo:margin-bottom="0.1in" style:contextual-spacing="false"/>
      <style:text-properties officeooo:paragraph-rsid="0022158d"/>
    </style:style>
    <style:style style:name="P10" style:family="paragraph" style:parent-style-name="Standard">
      <style:text-properties officeooo:rsid="0022158d" officeooo:paragraph-rsid="0022158d"/>
    </style:style>
    <style:style style:name="P11" style:family="paragraph" style:parent-style-name="Preformatted_20_Text">
      <style:text-properties officeooo:paragraph-rsid="0022158d"/>
    </style:style>
    <style:style style:name="P12" style:family="paragraph" style:parent-style-name="Standard">
      <style:text-properties officeooo:paragraph-rsid="0025dcc9"/>
    </style:style>
    <style:style style:name="P13" style:family="paragraph" style:parent-style-name="Standard">
      <style:text-properties officeooo:paragraph-rsid="00225b05"/>
    </style:style>
    <style:style style:name="P14" style:family="paragraph" style:parent-style-name="Preformatted_20_Text">
      <style:text-properties officeooo:paragraph-rsid="0024431a"/>
    </style:style>
    <style:style style:name="P15" style:family="paragraph" style:parent-style-name="Standard">
      <style:text-properties officeooo:rsid="0024431a" officeooo:paragraph-rsid="0024431a"/>
    </style:style>
    <style:style style:name="P16" style:family="paragraph" style:parent-style-name="Standard">
      <style:text-properties officeooo:rsid="0025dcc9" officeooo:paragraph-rsid="0025dcc9"/>
    </style:style>
    <style:style style:name="P17" style:family="paragraph" style:parent-style-name="Standard">
      <style:text-properties officeooo:rsid="0026c13b" officeooo:paragraph-rsid="0026c13b"/>
    </style:style>
    <style:style style:name="P18" style:family="paragraph" style:parent-style-name="Preformatted_20_Text">
      <style:text-properties officeooo:paragraph-rsid="002822ca"/>
    </style:style>
    <style:style style:name="P19" style:family="paragraph" style:parent-style-name="Standard">
      <style:text-properties officeooo:paragraph-rsid="00291e23"/>
    </style:style>
    <style:style style:name="P20" style:family="paragraph" style:parent-style-name="Standard">
      <style:text-properties officeooo:rsid="002822ca" officeooo:paragraph-rsid="002822ca"/>
    </style:style>
    <style:style style:name="P21" style:family="paragraph" style:parent-style-name="Preformatted_20_Text">
      <style:text-properties officeooo:paragraph-rsid="00291e23"/>
    </style:style>
    <style:style style:name="P22" style:family="paragraph" style:parent-style-name="Standard">
      <style:text-properties officeooo:rsid="00291e23" officeooo:paragraph-rsid="00291e23"/>
    </style:style>
    <style:style style:name="P23" style:family="paragraph" style:parent-style-name="Preformatted_20_Text">
      <style:paragraph-properties fo:margin-right="0.0598in"/>
      <style:text-properties officeooo:paragraph-rsid="002965c5"/>
    </style:style>
    <style:style style:name="P24" style:family="paragraph" style:parent-style-name="Standard">
      <style:text-properties officeooo:rsid="002965c5" officeooo:paragraph-rsid="002965c5"/>
    </style:style>
    <style:style style:name="P25" style:family="paragraph" style:parent-style-name="Standard">
      <style:text-properties officeooo:rsid="002aa43a" officeooo:paragraph-rsid="002aa43a"/>
    </style:style>
    <style:style style:name="P26" style:family="paragraph" style:parent-style-name="Standard">
      <style:text-properties officeooo:rsid="002aa6b9" officeooo:paragraph-rsid="002aa6b9"/>
    </style:style>
    <style:style style:name="P27" style:family="paragraph" style:parent-style-name="Standard">
      <style:paragraph-properties fo:margin-top="0in" fo:margin-bottom="0in" style:contextual-spacing="false"/>
      <style:text-properties officeooo:rsid="002aa6b9" officeooo:paragraph-rsid="002aa6b9"/>
    </style:style>
    <style:style style:name="P28" style:family="paragraph" style:parent-style-name="Preformatted_20_Text">
      <style:paragraph-properties fo:break-before="page"/>
    </style:style>
    <style:style style:name="P29" style:family="paragraph" style:parent-style-name="Standard">
      <style:text-properties officeooo:rsid="002c4c09" officeooo:paragraph-rsid="002c4c09"/>
    </style:style>
    <style:style style:name="P30" style:family="paragraph" style:parent-style-name="Preformatted_20_Text">
      <style:text-properties officeooo:paragraph-rsid="002c4c09"/>
    </style:style>
    <style:style style:name="P31" style:family="paragraph" style:parent-style-name="Preformatted_20_Text">
      <style:paragraph-properties fo:margin-top="0in" fo:margin-bottom="0.0402in" style:contextual-spacing="false"/>
      <style:text-properties officeooo:paragraph-rsid="002c4c09"/>
    </style:style>
    <style:style style:name="P32" style:family="paragraph" style:parent-style-name="Preformatted_20_Text">
      <style:text-properties officeooo:paragraph-rsid="002d8111"/>
    </style:style>
    <style:style style:name="P33" style:family="paragraph" style:parent-style-name="Standard">
      <style:text-properties officeooo:rsid="002d8111" officeooo:paragraph-rsid="002d8111"/>
    </style:style>
    <style:style style:name="P34" style:family="paragraph" style:parent-style-name="Standard">
      <style:text-properties officeooo:rsid="00313f93" officeooo:paragraph-rsid="00313f93"/>
    </style:style>
    <style:style style:name="P35" style:family="paragraph" style:parent-style-name="Preformatted_20_Text">
      <style:text-properties officeooo:paragraph-rsid="00313f93"/>
    </style:style>
    <style:style style:name="P36" style:family="paragraph" style:parent-style-name="Standard">
      <style:text-properties officeooo:rsid="00330457" officeooo:paragraph-rsid="00330457"/>
    </style:style>
    <style:style style:name="T1" style:family="text">
      <style:text-properties fo:font-weight="bold" style:font-weight-asian="bold" style:font-weight-complex="bold"/>
    </style:style>
    <style:style style:name="T2" style:family="text">
      <style:text-properties officeooo:rsid="00225b05"/>
    </style:style>
    <style:style style:name="T3" style:family="text">
      <style:text-properties officeooo:rsid="0026c13b"/>
    </style:style>
    <style:style style:name="T4" style:family="text">
      <style:text-properties officeooo:rsid="0024431a"/>
    </style:style>
    <style:style style:name="T5" style:family="text">
      <style:text-properties officeooo:rsid="0022158d"/>
    </style:style>
    <style:style style:name="T6" style:family="text">
      <style:text-properties officeooo:rsid="0021e00a"/>
    </style:style>
    <style:style style:name="T7" style:family="text">
      <style:text-properties officeooo:rsid="001344cb"/>
    </style:style>
    <style:style style:name="T8" style:family="text">
      <style:text-properties officeooo:rsid="0014711f"/>
    </style:style>
    <style:style style:name="T9" style:family="text">
      <style:text-properties officeooo:rsid="0025dcc9"/>
    </style:style>
    <style:style style:name="T10" style:family="text">
      <style:text-properties officeooo:rsid="002822ca"/>
    </style:style>
    <style:style style:name="T11" style:family="text">
      <style:text-properties officeooo:rsid="00291e23"/>
    </style:style>
    <style:style style:name="T12" style:family="text">
      <style:text-properties officeooo:rsid="002aa6b9"/>
    </style:style>
    <style:style style:name="T13" style:family="text">
      <style:text-properties officeooo:rsid="002c4c09"/>
    </style:style>
    <style:style style:name="T14" style:family="text">
      <style:text-properties officeooo:rsid="002d8111"/>
    </style:style>
    <style:style style:name="T15" style:family="text">
      <style:text-properties officeooo:rsid="00330457"/>
    </style:style>
    <style:style style:name="T16" style:family="text">
      <style:text-properties officeooo:rsid="00313f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ow and Limits of a Gear Set</text:p>
      <text:p text:style-name="P2"/>
      <text:p text:style-name="Text_20_body">This document assumes that you’ve read “<text:span text:style-name="T1">Anatomy of a Gear Set</text:span>”. The intent of the document is to describe the specifics of what makes a gear set, of the variations that are supported, and to point out formats that might make sense but are not supported. Further, this document descrbes how gear sets are processed by Luashitacast. Worst case this is just a document for me, but I think that anyone who uses my version of Luashitacast might find some useful information contained <text:span text:style-name="T2">with</text:span>in it. <text:span text:style-name="T3">Please note that this document assumes that version 3 of my Luashitacast has been released.</text:span></text:p>
      <text:p text:style-name="P3">Let’s start with the basics. <text:span text:style-name="T4">Luashitacast associates specific gear sets with actions it tracks. Cast a spell? There’s a gear set associated with that action. Kneeling to recover your mana? That’s a different association. In each case Luashitacast is looking for a specifically named gear set to equip appropriate gear. So what makes up a gear set? </text:span>There are 16 slots which you can assign <text:span text:style-name="T4">in each set</text:span>. They are: Main, Sub, Range, Ammo, Head, Neck, Ear1, Ear2, Body, Hands, Ring1, Ring2, Back, Waist, Legs, and Feet. This is commonly referred to <text:span text:style-name="T2">as </text:span>the equipment grid since it <text:span text:style-name="T5">tends to be </text:span>presented as a 4 x 4 grid. At it’s simplist form, you make slot assignments and identify the piece of gear you wish to equip. You can fill in as many of those gear slots as you want. Each slot definition is separated by a comma. For example:</text:p>
      <text:p text:style-name="P4"><text:span text:style-name="T6"><text:tab/>[</text:span>‘<text:span text:style-name="T7">Ranged_</text:span>Accuracy’] = {</text:p>
      <text:p text:style-name="P5"><text:tab/><text:tab/>Head <text:s/>= ‘Optical Hat’,</text:p>
      <text:p text:style-name="P5"><text:tab/><text:tab/>Neck <text:s/>= ‘Peacock <text:span text:style-name="T7">Amulet</text:span>’,</text:p>
      <text:p text:style-name="P5"><text:tab/><text:tab/>Ring1 = ‘Woodsman Ring’,</text:p>
      <text:p text:style-name="P5"><text:tab/><text:tab/>Ring2 = ‘<text:span text:style-name="T8">Jaeger</text:span> Ring’,</text:p>
      <text:p text:style-name="P6"><text:tab/>},</text:p>
      <text:p text:style-name="P7">The name in the brackets ([]) is the name of the set, in this case Ranged_Accuracy. If <text:span text:style-name="T5">t</text:span>he name was a number, you would not need to enclose it in quotes. (It’s highly recommended that you name your gear set as something meaningful rather than a number.) The slot definitions are encased in braces ({}) which indicates that the four definitions are all part of the Ranged_Accuracy set. (Gear sets have to have their slot definitions enclosed in <text:span text:style-name="T5">braces even if you have not defined any gear assignments.)</text:span></text:p>
      <text:p text:style-name="P8"><text:span text:style-name="T6"><text:tab/>[</text:span>‘<text:span text:style-name="T7">Ranged_</text:span>Accuracy’] = {</text:p>
      <text:p text:style-name="P9"><text:tab/>},</text:p>
      <text:p text:style-name="P10">I tend to put the closing brace aligned with the opening bracket of the gear set’s name. This is just my convention, you do not have to follow it, but I do recommend picking a style and sticking to it. The slot names do not have to be enclosed in quotes, <text:span text:style-name="T9">you can</text:span> alternatively format them like the gear set name:</text:p>
      <text:p text:style-name="P8"><text:span text:style-name="T6"><text:tab/>[</text:span>‘<text:span text:style-name="T7">Ranged_</text:span>Accuracy’] = {</text:p>
      <text:p text:style-name="P11"><text:tab/><text:tab/><text:span text:style-name="T5">[‘</text:span>Head’<text:span text:style-name="T5">]</text:span> <text:s/>= ‘Optical Hat’,</text:p>
      <text:p text:style-name="P11"><text:tab/><text:tab/><text:span text:style-name="T5">[‘</text:span>Neck’<text:span text:style-name="T5">]</text:span> <text:s/>= ‘Peacock <text:span text:style-name="T7">Amulet</text:span>’,</text:p>
      <text:p text:style-name="P11"><text:tab/><text:tab/><text:span text:style-name="T5">[‘</text:span>Ring1’<text:span text:style-name="T5">]</text:span> = ‘Woodsman Ring’,</text:p>
      <text:p text:style-name="P11"><text:tab/><text:tab/><text:span text:style-name="T5">[‘</text:span>Ring2’<text:span text:style-name="T5">]</text:span> = ‘<text:span text:style-name="T8">Jaeger</text:span> Ring’,</text:p>
      <text:p text:style-name="P9"><text:tab/>},</text:p>
      <text:p text:style-name="P12"><text:span text:style-name="T9">While t</text:span><text:span text:style-name="T5">his is </text:span><text:span text:style-name="T2">not </text:span><text:span text:style-name="T5">necessary, </text:span><text:span text:style-name="T9">it is </text:span><text:span text:style-name="T5">a valid way to format the slots. </text:span><text:span text:style-name="T2">If you want, you can include more than one slot definition on a single line. I prefer each line having one slot definition, I find the definition easier to understand. </text:span><text:span text:style-name="T5">The gear name, which is always in quotes, has to be spelled in the same manner </text:span><text:soft-page-break/><text:span text:style-name="T5">that it’s displayed when you view it in game in your inventory/wardrobe/storage/etc. You’ll find there are some longer names that have been abbreviated. That’s how you have to spell them in your gear set.</text:span></text:p>
      <text:p text:style-name="Preformatted_20_Text"><text:tab/>Waist = 'Mrc.Cpt. Belt',</text:p>
      <text:p text:style-name="P13"><text:span text:style-name="T2">For example, a Mercenary Captain’s Belt is abbreviated, as shown above. If you spell out th</text:span><text:span text:style-name="T9">at</text:span><text:span text:style-name="T2"> gear’s name, Luashitacast will not recognize that piece of gear and it will not be equipped. </text:span><text:span text:style-name="T4">Some gear names contain a possessive which if typed “as is” would cause problems with the enclosing quotes.</text:span></text:p>
      <text:p text:style-name="P14"><text:tab/>Body <text:s/>= 'Assassin\'s Vest',</text:p>
      <text:p text:style-name="P15">When that happens you have to put a back slash (\) before the possessive quote so that LUA, the language that Luashitacast is written in knows that you’re not closing the quoted string, but rather want a quote to be part of the string. (This is known as “escaping” the quote.) The \’ is treated like a letter instead of a quote.</text:p>
      <text:p text:style-name="P16">That pretty much covers the basics for a gear set, but my implementation includes more. The first thing when looking at my implementation is you’ll see that the slots commonly have a list of gear assigned to them. This is a priority list, commonly ordered by descending level of the gear. It introduces a decision that Luashitacast has to make: what’s the first piece of gear in this list that your character can wear?</text:p>
      <text:p text:style-name="Preformatted_20_Text"><text:tab/>Legs <text:s text:c="2"/>= { 'Homam Cosciales', 'Rogue\'s Culottes', 'Wonder Braccae' },</text:p>
      <text:p text:style-name="Standard">I have a level 75 THF. <text:span text:style-name="T3">If I’m just running around I want the Homam Cosciales equipped, but if I am doing a level 60 BCNM, I want the Rogue’s Culottes, and if I’m in Riverne Site A which is capped at level 40, I want the Wonder Braccae to be equipped. Luashitacast knows which one to pick based on what’s the highest level piece of gear, left to right, that my character can equip. If I don’t have the level for any of these pieces of gear, none of them will be equipped.</text:span></text:p>
      <text:p text:style-name="P17">Now, as mentioned in “Anatomy of a Gear Set”, I have introduced the concept of the inline conditional. This takes the idea of a priority list and adds other types of questions beyond level as to whether a piece of gear should be equipped or not. An inline conditional, represented by a key word, lets the player ask a simple Yes/No question: is it night time, is it raining, is my MP% &lt; 75%, etc. (“Conditional Gear by Type.txt contains a list of all off the inline conditionals supported. There’s currently <text:span text:style-name="T10">539(!) inline conditionals supported.</text:span></text:p>
      <text:p text:style-name="P18"><text:tab/>Neck <text:s/>= 'Fenrir\'s Torque//NIGHTTIME',</text:p>
      <text:p text:style-name="P19">So, looking at the above example, Fenrir’s Torque will only be equipped if it is night time (hour &gt;= 17, but &lt; 6). Notice that the inline conditional is in the quotes of the gear name. The inline conditional is considered an extention to the gear’s name. By convention I capitalize my inline conditionals, but that’s a personal choice. Capitalization is not a requirement. If you have more than one condition that must be true, just append another inline conditional to the list.</text:p>
      <text:p text:style-name="Preformatted_20_Text"><text:tab/>Neck <text:s/>= 'Fenrir\'s Torque//NIGHTTIME//FULLMOON',</text:p>
      <text:p text:style-name="P20">In this case both inline conditionals must be true for the Fenrir’s Torque to be equipped. If you wanted to OR the conditions (i.e., this is true or that), you need to repeat the definition.</text:p>
      <text:p text:style-name="Preformatted_20_Text"><text:tab/>Neck = { ‘Fenrir\’s Torque//NIGHTTIME’,’Fenrir\’s Torque//FULLMOON’ },</text:p>
      <text:p text:style-name="P20">What this means is that the Fenrir’s Torque will be equipped if it’s either night time or a full moon. <text:span text:style-name="T11">Now, inline conditionals can also be placed on a slot. This means that the whole slot definition will be processed only if the inline conditional on the slot evaluates to true.</text:span></text:p>
      <text:p text:style-name="P21"><text:tab/>Legs//<text:span text:style-name="T11">NIGHTTIME</text:span> = { 'Homam Cosciales', 'Rogue\'s Culottes' },</text:p>
      <text:p text:style-name="P22">The above legs definition will not be processed unless the hour falls during night time. What that means is that I could have a Legs//DAYTIME definition in the gear set and even though that would introduce two “Legs” definitions, only one will be loaded since night time and day time are mutually <text:soft-page-break/>exclusive. What isn’t supported is putting the inline conditional after the quoted gear or the closing brace.</text:p>
      <text:p text:style-name="Preformatted_20_Text"><text:tab/>Neck = ‘Fenrir\’s Torque’//NIGHTTIME</text:p>
      <text:p text:style-name="P21"><text:tab/>Legs <text:s text:c="2"/>= { 'Homam Cosciales', 'Rogue\'s Culottes' }//<text:span text:style-name="T11">NIGHTTIME</text:span>,</text:p>
      <text:p text:style-name="Standard">These two examples <text:span text:style-name="T11">are erroneous and will generate errors or crash Luashitacast. Another concept that was introduced were two “pseudo slots” that combined the slots that had numbers appended to them. Ears1 and Ears2 were combined into Ears and Rings1 and Rings2 were combined into Rings. The individual versions will still work, but the combined versions introduces the concept of “2 of the following will be equipped”.</text:span></text:p>
      <text:p text:style-name="P23"><text:tab/>Ears = { 'Bat Earring//BLINDED', 'Coral Earring//DT_MAGICAL', </text:p>
      <text:p text:style-name="P23"><text:tab/><text:tab/>'Brutal Earring', 'Stealth Earring//SJNIN', 'Ethereal Earring', </text:p>
      <text:p text:style-name="P23"><text:tab/><text:tab/>'Fang Earring', 'Energy Earring +1//MSJ', 'Energy Earring +1//MSJ' },</text:p>
      <text:p text:style-name="P24">This definition says that the first two earrings that can be equipped will be equipped. Notice the use of inline conditionals. If you’re blinded, that bat earring gives you +15 evasion. If magical damage suppression is wanted, the coral earring removes 1% magical damage. If the character’s subjob is NIN, then equip the stealth earring, etc. This example more than others show how flexible this system is.</text:p>
      <text:p text:style-name="P24">Next is the Subset command. When a gear set is equipped, only the slots that evaluate to new gear is loaded. Any slots that were previously equipped will “bleed” through if the current set being equipped does not define that slot. Subset is a command that says “let’s start with a known set and then replace with gear is specific slots.” So, a subset says lets start with this set and then override specific gear slots.</text:p>
      <text:p text:style-name="Preformatted_20_Text"><text:tab/>['Resting_Regen'] = {</text:p>
      <text:p text:style-name="Preformatted_20_Text"><text:tab/><text:tab/>Subset = 'rDamage_Taken',</text:p>
      <text:p text:style-name="Preformatted_20_Text"><text:tab/><text:tab/>Main <text:s text:c="2"/>= 'Pluto\'s Staff//WSWAP',</text:p>
      <text:p text:style-name="Preformatted_20_Text"><text:tab/><text:tab/>Head <text:s text:c="2"/>= 'President. Hairpin//NOT_OWN',</text:p>
      <text:p text:style-name="Preformatted_20_Text"><text:tab/><text:tab/>Hands <text:s/>= 'Carbuncle Cuffs//SHINING_RUBY',</text:p>
      <text:p text:style-name="Preformatted_20_Text"><text:tab/>},</text:p>
      <text:p text:style-name="P25">The Resting_Regen set is equipped when your character kneels, to speed up you health regeneration. When you kneel you’re in a vulnerable position. By starting with the rDamage_Taken gear set, you’ve equipped gear that will lessen the amount of damage you take if you happen to be hit by a spell or physical attack. The emphasis though is suppose to be on increasing regeneration. The Pluto’s Staff, Presidential Hairpin, and Carbuncle Cuffs all add regeneration under very specific circlumstances. That’s why there’s inline conditionals. (//WSWAP to check if weapon swapping supported, //NOT_OWN to see if the zone you’re in is not owned by your nation, and //SHINING_RUBY to see if you have the “shining ruby” buff.)</text:p>
      <text:p text:style-name="P26">Subsets though are kind of tricky, they support through types of formatting for the set name. The simplest form is is just a string (like the ‘rDamage_Taken’ subset in the last example.) Subset = set name. This is very straightforward. The second form is when you have multiple sets and depending on the evaluation of the inline conditional, the correct set will be equipped. This is what I call a non-indexed table.</text:p>
      <text:p text:style-name="P27"/>
      <text:p text:style-name="P28"><text:tab/>['Macc'] = {</text:p>
      <text:p text:style-name="Preformatted_20_Text"><text:tab/><text:tab/>SUBSET = { 'rDark_Magic_Skill//MT:DARK',</text:p>
      <text:p text:style-name="Preformatted_20_Text"><text:tab/><text:tab/><text:tab/> <text:s text:c="2"/>'rElemental_Magic_Skill//MT:ELEMENTAL',</text:p>
      <text:p text:style-name="Preformatted_20_Text"><text:tab/><text:tab/><text:tab/> <text:s text:c="2"/>'rEnfeebling_Magic_Skill//MT:ENFEEBLING',</text:p>
      <text:p text:style-name="Preformatted_20_Text"><text:tab/><text:tab/><text:tab/> <text:s text:c="2"/>'rHealing_Magic_Skill//MT:OFFENSIVE_HEALING',<text:tab/><text:tab/><text:tab/><text:tab/><text:tab/><text:tab/> <text:s text:c="2"/>'rDivine_Magic_Skill//MT:DIVINE',<text:tab/><text:tab/><text:tab/><text:tab/> <text:s text:c="2"/><text:tab/><text:tab/><text:tab/><text:tab/> <text:s text:c="2"/>'rNinjutsu_Skill//MT:NINJUTSU',</text:p>
      <text:p text:style-name="Preformatted_20_Text"><text:tab/><text:tab/><text:tab/> <text:s text:c="2"/>'rSinging_Skill//MT:SINGING' },</text:p>
      <text:p text:style-name="Preformatted_20_Text"><text:tab/><text:tab/>Head <text:s text:c="2"/>= 'Homam Zucchetto',</text:p>
      <text:p text:style-name="Preformatted_20_Text"><text:tab/><text:tab/>Rings <text:s/>= 'Tamas Ring',</text:p>
      <text:p text:style-name="Preformatted_20_Text"><text:tab/>},</text:p>
      <text:p text:style-name="P26">In the case of the above example, only one of the subsets identified will be equipped based on the type of magic being cast: rDark_Magic_Skill if a dark magic spell is being cast, rElemental_Magic_Skill if an elemental magic spell is being cast, etc. This format is the same as if you’ve defined multiple gear for a slot, only one will be equipped.</text:p>
      <text:p text:style-name="P26">The last form is a bit trickier, it uses an indexed table.</text:p>
      <text:p text:style-name="Preformatted_20_Text"><text:tab/>['CuringMagic'] = {</text:p>
      <text:p text:style-name="Preformatted_20_Text"><text:tab/><text:tab/>SUBSET = {</text:p>
      <text:p text:style-name="Preformatted_20_Text"><text:tab/><text:tab/><text:tab/>[1] = 'rHealing_Magic_Skill',</text:p>
      <text:p text:style-name="Preformatted_20_Text"><text:tab/><text:tab/><text:tab/>[2] = 'rMND',</text:p>
      <text:p text:style-name="Preformatted_20_Text"><text:tab/><text:tab/>},</text:p>
      <text:p text:style-name="Preformatted_20_Text"><text:tab/><text:tab/>Body <text:s text:c="2"/>= { 'Narasimha\'s Vest', 'Brigandine' },</text:p>
      <text:p text:style-name="Preformatted_20_Text"><text:tab/><text:tab/>Waist <text:s/>= 'Warwolf Belt',</text:p>
      <text:p text:style-name="Preformatted_20_Text"><text:tab/><text:tab/>Rings <text:s/>= 'Kshama Ring No.4',</text:p>
      <text:p text:style-name="Preformatted_20_Text"><text:tab/><text:tab/>Feet <text:s text:c="2"/>= 'Creek F Clomp<text:span text:style-name="T12">s’,</text:span></text:p>
      <text:p text:style-name="Preformatted_20_Text"><text:tab/>},</text:p>
      <text:p text:style-name="P26">In this case the rHealing_Magic_Skill gear set is equipped first and then the rMND gear set is equipped next. The numbers in brackets imply the order these subsets should be loaded in. You do this if you want to emphasize a set. The higher the number, the more emphasis you’re giving that set. <text:span text:style-name="T13">So, if you want to define a pecking order of subsets to equip, use the numbered table. If you want one of a few sets, use the non-indexed table format and if you only want to load one gear set, just assign the gear set name as a string.</text:span></text:p>
      <text:p text:style-name="P29">Please note that while you can add an inline conditional to the Subset command, you cannot put them onto the numbered entries in an indexed table. You can place them on the subset name, just not the number. You can even do something like the following.</text:p>
      <text:p text:style-name="P30"><text:tab/>['CuringMagic'] = {</text:p>
      <text:p text:style-name="P30"><text:tab/><text:tab/>SUBSET = {</text:p>
      <text:p text:style-name="P30"><text:tab/><text:tab/><text:tab/><text:span text:style-name="T13">[1] = { 'rDark_Magic_Skill//MT:DARK',</text:span></text:p>
      <text:p text:style-name="P30"><text:tab/><text:tab/><text:tab/> <text:s text:c="2"/><text:tab/> <text:s/>'rElemental_Magic_Skill//MT:ELEMENTAL',</text:p>
      <text:p text:style-name="P30"><text:tab/><text:tab/><text:tab/><text:tab/> <text:s/>'rEnfeebling_Magic_Skill//MT:ENFEEBLING',</text:p>
      <text:p text:style-name="P30"><text:tab/><text:tab/><text:tab/><text:tab/> <text:s/>'rHealing_Magic_Skill//MT:OFFENSIVE_HEALING',<text:tab/><text:tab/><text:tab/><text:tab/><text:tab/><text:tab/> <text:s text:c="2"/><text:tab/> <text:s/>'rDivine_Magic_Skill//MT:DIVINE',<text:tab/><text:tab/><text:tab/><text:tab/> <text:s text:c="2"/><text:tab/><text:tab/><text:tab/><text:tab/><text:tab/> <text:s/>'rNinjutsu_Skill//MT:NINJUTSU',</text:p>
      <text:p text:style-name="P30"><text:tab/><text:tab/><text:tab/><text:tab/> <text:s/>'rSinging_Skill//MT:SINGING' },</text:p>
      <text:p text:style-name="P30"><text:tab/><text:tab/><text:tab/>[<text:span text:style-name="T13">2</text:span>] = 'rHealing_Magic_Skill',</text:p>
      <text:p text:style-name="P30"><text:tab/><text:tab/><text:tab/>[<text:span text:style-name="T13">3</text:span>] = 'rMND',</text:p>
      <text:p text:style-name="P30"><text:tab/><text:tab/>},</text:p>
      <text:p text:style-name="P30"><text:tab/><text:span text:style-name="T13">},</text:span></text:p>
      <text:p text:style-name="P29">But you can’t do the followings:</text:p>
      <text:p text:style-name="P31"><text:soft-page-break/><text:tab/>['CuringMagic'] = {</text:p>
      <text:p text:style-name="P31"><text:tab/><text:tab/>SUBSET = {</text:p>
      <text:p text:style-name="P31"><text:tab/><text:tab/><text:tab/>[1]//<text:span text:style-name="T13">NIGHTTIME</text:span> = 'rHealing_Magic_Skill',</text:p>
      <text:p text:style-name="P31"><text:tab/><text:tab/><text:tab/>[2] = 'rMND',</text:p>
      <text:p text:style-name="P31"><text:tab/><text:tab/>},</text:p>
      <text:p text:style-name="P31"><text:tab/><text:span text:style-name="T13">},</text:span></text:p>
      <text:p text:style-name="P29">This will generate an error and may crash Luashitacast. <text:span text:style-name="T14">The last command I want to talk about is grouping. Grouping lets you group slot assignments by a conditional using the GROUP command. It’s like a gear set within a gear set. It says if this condition is true, the following slot definitions will be processed.</text:span></text:p>
      <text:p text:style-name="Preformatted_20_Text"><text:tab/>['TP'] = {</text:p>
      <text:p text:style-name="Preformatted_20_Text"><text:tab/><text:tab/>SUBSET = 'Default',</text:p>
      <text:p text:style-name="Preformatted_20_Text"><text:tab/><text:tab/>GROUP//NOT_TANK = {</text:p>
      <text:p text:style-name="Preformatted_20_Text"><text:tab/><text:tab/><text:tab/>Rings <text:s/>= { 'Default::Rings', 'Kshama Ring No.3' },</text:p>
      <text:p text:style-name="Preformatted_20_Text"><text:tab/><text:tab/><text:tab/>Back <text:s text:c="2"/>= { 'Forager\'s Mantle', 'Amemet Mantle' <text:s/>},</text:p>
      <text:p text:style-name="Preformatted_20_Text"><text:tab/><text:tab/><text:tab/>Waist <text:s/>= 'Swift Belt',</text:p>
      <text:p text:style-name="P32"><text:tab/><text:tab/><text:tab/>Feet <text:s text:c="2"/>= { 'Homam Gambieras', 'Assassin\'s Pouln.', </text:p>
      <text:p text:style-name="P32"><text:tab/><text:tab/><text:tab/><text:tab/> <text:s text:c="2"/>'Creek F Clomps', 'Wonder Clomps', 'Bounding Boots' },</text:p>
      <text:p text:style-name="P32"><text:tab/><text:tab/><text:tab/>Body <text:s text:c="2"/>= { 'Blue Cotehardie//MSJ//MP.LT.40', </text:p>
      <text:p text:style-name="P32"><text:tab/><text:tab/><text:tab/><text:tab/> <text:s text:c="2"/>'Dragon Harness//DT_BREATH', 'Rapparee Harness',</text:p>
      <text:p text:style-name="P32"><text:tab/><text:tab/><text:tab/><text:tab/> <text:s text:c="2"/>'Brigandine', 'Angler\'s Tunica' },</text:p>
      <text:p text:style-name="Preformatted_20_Text"><text:tab/><text:tab/>},</text:p>
      <text:p text:style-name="Preformatted_20_Text"><text:tab/><text:tab/>GROUP//TANK = {</text:p>
      <text:p text:style-name="Preformatted_20_Text"><text:tab/><text:tab/><text:tab/>SUBSET = 'rEnmity_Plus',</text:p>
      <text:p text:style-name="Preformatted_20_Text"><text:tab/><text:tab/><text:tab/>Head <text:s text:c="2"/>= { 'Asn. Bonnet +1', 'Homam Zucchetto' },</text:p>
      <text:p text:style-name="P32"><text:tab/><text:tab/><text:tab/>Ears <text:s text:c="2"/>= { 'Bat Earring//BLINDED', 'Coral Earring//DT_MAGICAL',</text:p>
      <text:p text:style-name="P32"><text:tab/><text:tab/><text:tab/><text:tab/> <text:s text:c="3"/>'Stealth Earring//SJNIN', 'Ethereal Earring' },</text:p>
      <text:p text:style-name="P32"><text:tab/><text:tab/><text:tab/>Body <text:s text:c="2"/>= { 'Dragon Harness//DT_BREATH', 'Scorpion Harness',</text:p>
      <text:p text:style-name="P32"><text:tab/><text:tab/><text:tab/><text:tab/> <text:s text:c="2"/>'Brigandine', 'Wonder Kaftan' },</text:p>
      <text:p text:style-name="P32"><text:tab/><text:tab/><text:tab/>Rings <text:s/>= { 'Kshama Ring No.4', 'Bomb Queen Ring', </text:p>
      <text:p text:style-name="P32"><text:tab/><text:tab/><text:tab/><text:tab/> <text:s text:c="2"/>'Kshama Ring No.3' },</text:p>
      <text:p text:style-name="Preformatted_20_Text"><text:tab/><text:tab/>},</text:p>
      <text:p text:style-name="Preformatted_20_Text"><text:s text:c="4"/>},</text:p>
      <text:p text:style-name="P33">In this gear set, I have a different set of slot assignments depending on whether I am tanking or not. By the group’s mutually exclusive conditionals, I know that the right set of gear based on my tanking status will be equipped. Groups can have anything that a gear set can have in them, so the Subset in the //TANK group is perfectly ok. Subset rEnmity_Plus will be loaded after Subset Default and before the individual slot definition in the Group//TANK definition.</text:p>
      <text:p text:style-name="P34">At this point I think it’s important to explain how Luashitacast processes a gear set. There is a very specific order to how that happens. First it starts with subsets. All subsets at the same level are processed (Default is at level 1, but rEnmity_Plus is at level 2 since it’s withing the GROUP//TANK grouping.) Next, GROUPs are processed and lastly, individual slot definitions. Please note though that the definition in a subset may start the order over again for that subset gear set. Also, Groups start that order over again within their definition. So, in the above example, if TANK is true, Subset rEnmity_Plus will be equipped after Default and then the rest of GROUP//TANK’s slot definitions.</text:p>
      <text:p text:style-name="P34">Groups can have Groups defined in them, but Subsets cannot have Groups defined in them unless you’re talking about the actual subset’s definition. That’s fine since in context to that set’s definition, the Group is appropriately placed.</text:p>
      <text:p text:style-name="Preformatted_20_Text"><text:soft-page-break/><text:tab/>['Default'] = {</text:p>
      <text:p text:style-name="Preformatted_20_Text"><text:tab/><text:tab/>GROUP//TOWN = {</text:p>
      <text:p text:style-name="Preformatted_20_Text"><text:tab/><text:tab/><text:tab/>-- You're in town, show your fancy duds</text:p>
      <text:p text:style-name="Preformatted_20_Text"><text:tab/><text:tab/><text:tab/>Head <text:s/>= 'Lilac Corsage',</text:p>
      <text:p text:style-name="Preformatted_20_Text"><text:tab/><text:tab/><text:tab/>Ears <text:s/>= { 'Brutal Earring', 'Ethereal Earring' },</text:p>
      <text:p text:style-name="Preformatted_20_Text"><text:tab/><text:tab/><text:tab/>Body <text:s/>= { 'Ducal Aketon//TOWN-AK', '<text:span text:style-name="T15">Homam Corazza</text:span>' },</text:p>
      <text:p text:style-name="Preformatted_20_Text"><text:tab/><text:tab/><text:tab/>Hands = 'Homam Manopolas',</text:p>
      <text:p text:style-name="Preformatted_20_Text"><text:tab/><text:tab/><text:tab/>Rings = { 'Flame Ring', 'Kshama Ring No.8' },</text:p>
      <text:p text:style-name="Preformatted_20_Text"><text:tab/><text:tab/><text:tab/>Back <text:s/>= 'Forager\'s Mantle',</text:p>
      <text:p text:style-name="Preformatted_20_Text"><text:tab/><text:tab/><text:tab/>Waist = 'Warwolf Belt',</text:p>
      <text:p text:style-name="Preformatted_20_Text"><text:tab/><text:tab/><text:tab/>Legs <text:s/>= 'Homam Cosciales',</text:p>
      <text:p text:style-name="Preformatted_20_Text"><text:tab/><text:tab/><text:tab/>Feet <text:s/>= 'Homam Gambieras',</text:p>
      <text:p text:style-name="Preformatted_20_Text"><text:tab/><text:tab/>},</text:p>
      <text:p text:style-name="Preformatted_20_Text"><text:tab/><text:tab/>GROUP//NOT_TOWN = {</text:p>
      <text:p text:style-name="Preformatted_20_Text"><text:tab/><text:tab/><text:tab/>-- Not in town, here's normal gear</text:p>
      <text:p text:style-name="Preformatted_20_Text"><text:tab/><text:tab/><text:tab/>Neck <text:s text:c="2"/>= { 'Opo-opo necklace//SLEPT', 'Peacock Amulet' },</text:p>
      <text:p text:style-name="P35"><text:tab/><text:tab/><text:tab/>Ears <text:s text:c="2"/>= { 'Bat Earring//BLINDED', 'Brutal Earring', </text:p>
      <text:p text:style-name="P35"><text:tab/><text:tab/><text:tab/><text:tab/><text:tab/>'Stealth Earring//SJNIN', 'Ethereal Earring', </text:p>
      <text:p text:style-name="P35"><text:tab/><text:tab/><text:tab/><text:tab/><text:tab/>'Fang Earring', 'Energy Earring +1//MSJ' },</text:p>
      <text:p text:style-name="Preformatted_20_Text"><text:tab/><text:tab/><text:tab/>Hands <text:s/>= { 'Homam Manopolas', 'Rogue\'s Armlets' },</text:p>
      <text:p text:style-name="Preformatted_20_Text"><text:tab/><text:tab/><text:tab/>Back <text:s text:c="2"/>= { 'Forager\'s Mantle', 'Raptor Mantle' },</text:p>
      <text:p text:style-name="Preformatted_20_Text"><text:tab/><text:tab/><text:tab/>Legs <text:s text:c="2"/>= { 'Homam Cosciales', 'Rogue\'s Culottes' },</text:p>
      <text:p text:style-name="P35"><text:tab/><text:tab/><text:tab/>Feet <text:s text:c="2"/>= { 'Homam Gambieras', 'Assassin\'s Pouln.',</text:p>
      <text:p text:style-name="P35"><text:tab/><text:tab/><text:tab/><text:tab/><text:tab/> 'Bounding Boots'<text:tab/>},</text:p>
      <text:p text:style-name="Preformatted_20_Text"><text:tab/><text:tab/><text:tab/>GROUP//NOT_TANK = {</text:p>
      <text:p text:style-name="P35"><text:tab/><text:tab/><text:tab/><text:tab/>Head <text:s/>= { 'President. Hairpin//NOT_OWN//HPP.LT.94', </text:p>
      <text:p text:style-name="P35"><text:tab/><text:tab/><text:tab/><text:tab/><text:tab/><text:tab/>'Homam Zucchetto',’Rogue\'s Bonnet' },</text:p>
      <text:p text:style-name="P35"><text:tab/><text:tab/><text:tab/><text:tab/>Body <text:s/>= { 'Dragon Harness//DT_BREATH', </text:p>
      <text:p text:style-name="P35"><text:tab/><text:tab/><text:tab/><text:tab/><text:tab/><text:tab/>'Rapparee Harness' },</text:p>
      <text:p text:style-name="Preformatted_20_Text"><text:tab/><text:tab/><text:tab/><text:tab/>Rings = { 'Flame Ring', 'Kshama Ring No.8' },</text:p>
      <text:p text:style-name="Preformatted_20_Text"><text:tab/><text:tab/><text:tab/><text:tab/>Waist = { 'Warwolf Belt', 'Swift Belt' },</text:p>
      <text:p text:style-name="Preformatted_20_Text"><text:tab/><text:tab/><text:tab/>},</text:p>
      <text:p text:style-name="Preformatted_20_Text"><text:tab/><text:tab/><text:tab/>GROUP//TANK = {</text:p>
      <text:p text:style-name="P35"><text:tab/><text:tab/><text:tab/><text:tab/>Head <text:s/>= { 'Asn. Bonnet +1', 'Homam Zucchetto',</text:p>
      <text:p text:style-name="P35"><text:tab/><text:tab/><text:tab/><text:tab/><text:tab/> <text:s text:c="3"/>'Rogue\'s Bonnet' <text:span text:style-name="T16">}</text:span>,</text:p>
      <text:p text:style-name="Preformatted_20_Text"><text:tab/><text:tab/><text:tab/><text:tab/>Waist = { 'Warwolf Belt', 'Life Belt' },</text:p>
      <text:p text:style-name="Preformatted_20_Text"><text:tab/><text:tab/><text:tab/><text:tab/>GROUP//IDLE = {</text:p>
      <text:p text:style-name="P35"><text:tab/><text:tab/><text:tab/><text:tab/><text:tab/>Body <text:s/>= { 'Dragon Harness//DT_BREATH', </text:p>
      <text:p text:style-name="P35"><text:tab/><text:tab/><text:tab/><text:tab/><text:tab/><text:tab/>'Assassin\'s Vest', 'Brigandine' },</text:p>
      <text:p text:style-name="Preformatted_20_Text"><text:tab/><text:tab/><text:tab/><text:tab/><text:tab/>Rings = { 'Flame Ring', 'Kshama Ring No.8' },</text:p>
      <text:p text:style-name="Preformatted_20_Text"><text:tab/><text:tab/><text:tab/><text:tab/>},</text:p>
      <text:p text:style-name="Preformatted_20_Text"><text:tab/><text:tab/><text:tab/><text:tab/>GROUP//NOT_IDLE = {</text:p>
      <text:p text:style-name="P35"><text:tab/><text:tab/><text:tab/><text:tab/><text:tab/>Body <text:s/>= { 'Dragon Harness//DT_BREATH', </text:p>
      <text:p text:style-name="P35"><text:tab/><text:tab/><text:tab/><text:tab/><text:tab/><text:tab/><text:tab/>'Scorpion Harness', 'Brigandine' },</text:p>
      <text:p text:style-name="Preformatted_20_Text"><text:tab/><text:tab/><text:tab/><text:tab/><text:tab/>Rings = { 'Kshama Ring No.4', 'Bomb Queen Ring' },</text:p>
      <text:p text:style-name="Preformatted_20_Text"><text:tab/><text:tab/><text:tab/><text:tab/>},</text:p>
      <text:p text:style-name="Preformatted_20_Text"><text:tab/><text:tab/><text:tab/>},</text:p>
      <text:p text:style-name="Preformatted_20_Text"><text:tab/><text:tab/>},</text:p>
      <text:p text:style-name="Preformatted_20_Text"><text:tab/>},</text:p>
      <text:p text:style-name="P36">As you can see by the above example, this can get very micro-managed. As for order of process, this is a good set to show order might not be what you expect. Let’s assume your character is in Xarcabard and you’re tanking. (This is a THF gear set, I’ll admit I don’t have very good evasion tanking gear.) <text:soft-page-break/>First Luashitacast looks for subsets, but finds none. Next it looks for groups and finds the //TANK group. Within that set it looks for subsets and finds none. Next it looks for groups and depending on whether the IDLE flag has been set or not, the appropriate body and rings will be equipped. Next will be the Head and Waist thus finishing the TANK group. Lastly the Neck, Ears, Hands, Back, Legs, and Feet slot definitions will be processed. That’s why the slots in the TANK and NOT_TANK groups are not mentioned directly in the the NOT_TOWN group, you don’t want to override the individual slot defini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in" style:contextual-spacing="false" style:page-number="auto" fo:padding-left="0in" fo:padding-right="0in" fo:padding-top="0in" fo:padding-bottom="0.0201in" fo:border="non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padding="0.0201in" fo:border="non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0201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8T20:56:43.176048309</meta:creation-date>
    <dc:date>2025-10-19T02:21:05.793050156</dc:date>
    <meta:editing-duration>PT53M2S</meta:editing-duration>
    <meta:editing-cycles>6</meta:editing-cycles>
    <meta:generator>LibreOffice/25.8.2.2$Linux_X86_64 LibreOffice_project/580$Build-2</meta:generator>
    <meta:document-statistic meta:table-count="0" meta:image-count="0" meta:object-count="0" meta:page-count="7" meta:paragraph-count="170" meta:word-count="2782" meta:character-count="17176" meta:non-whitespace-character-count="14022"/>
  </office:meta>
</office:document-meta>
</file>